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">
      <style:text-properties officeooo:rsid="003098be" officeooo:paragraph-rsid="003098be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1a7ecb" officeooo:paragraph-rsid="001a7ecb"/>
    </style:style>
    <style:style style:name="P3" style:family="paragraph" style:parent-style-name="Text_20_body" style:list-style-name="L1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3098be" officeooo:paragraph-rsid="003098be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3098be"/>
    </style:style>
    <style:style style:name="P7" style:family="paragraph" style:parent-style-name="Text_20_body">
      <style:text-properties officeooo:rsid="002e2f0c" officeooo:paragraph-rsid="002e2f0c"/>
    </style:style>
    <style:style style:name="P8" style:family="paragraph" style:parent-style-name="Text_20_body">
      <style:text-properties officeooo:rsid="00327cbc" officeooo:paragraph-rsid="00327cbc"/>
    </style:style>
    <style:style style:name="P9" style:family="paragraph" style:parent-style-name="Text_20_body">
      <style:text-properties officeooo:rsid="00099e0f" officeooo:paragraph-rsid="000669c3"/>
    </style:style>
    <style:style style:name="P10" style:family="paragraph" style:parent-style-name="Text_20_body">
      <style:text-properties officeooo:rsid="00099e0f" officeooo:paragraph-rsid="00099e0f"/>
    </style:style>
    <style:style style:name="P11" style:family="paragraph" style:parent-style-name="Text_20_body" style:list-style-name="L2">
      <style:text-properties officeooo:rsid="000ac7f6" officeooo:paragraph-rsid="000ac7f6"/>
    </style:style>
    <style:style style:name="P12" style:family="paragraph" style:parent-style-name="Explicación">
      <style:text-properties officeooo:paragraph-rsid="001e0975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0327cbc"/>
    </style:style>
    <style:style style:name="P14" style:family="paragraph" style:parent-style-name="Text_20_body">
      <style:text-properties fo:font-weight="bold" officeooo:rsid="000dd20f" officeooo:paragraph-rsid="000dd20f" style:font-weight-asian="bold" style:font-weight-complex="bold"/>
    </style:style>
    <style:style style:name="P1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333fff"/>
    </style:style>
    <style:style style:name="P16" style:family="paragraph" style:parent-style-name="Text_20_body">
      <style:text-properties officeooo:rsid="00333fff" officeooo:paragraph-rsid="00333fff"/>
    </style:style>
    <style:style style:name="P17" style:family="paragraph" style:parent-style-name="Text_20_body">
      <style:text-properties officeooo:rsid="0034de42" officeooo:paragraph-rsid="0034de42"/>
    </style:style>
    <style:style style:name="P18" style:family="paragraph" style:parent-style-name="Text_20_body">
      <style:text-properties officeooo:rsid="003708dd" officeooo:paragraph-rsid="0034de42"/>
    </style:style>
    <style:style style:name="P19" style:family="paragraph" style:parent-style-name="Text_20_body">
      <style:text-properties officeooo:rsid="00099e0f" officeooo:paragraph-rsid="000ac7f6"/>
    </style:style>
    <style:style style:name="T1" style:family="text">
      <style:text-properties officeooo:rsid="003098be"/>
    </style:style>
    <style:style style:name="T2" style:family="text">
      <style:text-properties officeooo:rsid="000bb69b"/>
    </style:style>
    <style:style style:name="T3" style:family="text">
      <style:text-properties officeooo:rsid="0029b40e"/>
    </style:style>
    <style:style style:name="T4" style:family="text">
      <style:text-properties officeooo:rsid="00327cbc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2809d7"/>
    </style:style>
    <style:style style:name="T7" style:family="text">
      <style:text-properties officeooo:rsid="00333ff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34de42"/>
    </style:style>
    <style:style style:name="T10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1" style:family="text">
      <style:text-properties officeooo:rsid="00177113"/>
    </style:style>
    <style:style style:name="T12" style:family="text">
      <style:text-properties officeooo:rsid="0021ac3f"/>
    </style:style>
    <style:style style:name="T13" style:family="text">
      <style:text-properties officeooo:rsid="00418b0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1_3888555425"/>Tarea 13 D - B<text:bookmark-end text:name="__RefHeading___Toc1_3888555425"/></text:h>
      <text:p text:style-name="P2">EJERCICIO D</text:p>
      <text:list text:style-name="L1">
        <text:list-item>
          <text:p text:style-name="P3">SUCURSAL (COD_SUCURSAL, COD_EMPLEADO, NIF_EMPLEADO, PUESTO) donde tenemos información de los empleados que trabajan en cada sucursal y el puesto que ocupan en esta (sólo uno), y que dos empleados nunca van a tener el mismo NIF.</text:p>
        </text:list-item>
      </text:list>
      <text:p text:style-name="P4">b)    Un empleado trabaja solo en una sucursal.</text:p>
      <text:p text:style-name="P5">COD_EMPLEADO = NIF_EMPLEADO</text:p>
      <text:p text:style-name="P5">COD_EMPLEADO = PUESTO</text:p>
      <text:p text:style-name="P6"><text:span text:style-name="T1">COD_SUCURSAL = COD_EMPLEADO</text:span></text:p>
      <text:p text:style-name="P7"/>
      <text:h text:style-name="Heading_20_2" text:outline-level="2"><text:bookmark-start text:name="__RefHeading___Toc120_4159016690"/><text:span text:style-name="T2">1. </text:span>Dependencias funcionales:<text:bookmark-end text:name="__RefHeading___Toc120_4159016690"/></text:h>
      <text:p text:style-name="P8">COD_SUCURSAL</text:p>
      <text:p text:style-name="P9"/>
      <text:p text:style-name="P10"/>
      <text:h text:style-name="Heading_20_2" text:outline-level="2"><text:bookmark-start text:name="__RefHeading___Toc122_4159016690"/><text:span text:style-name="T2">2.1 </text:span>Identificación de claves candidatas<text:bookmark-end text:name="__RefHeading___Toc122_4159016690"/></text:h>
      <text:p text:style-name="Explicación">¿Que son las claves candidatas? Claves primarias y alternativas <text:span text:style-name="T3">que te den el resultado de todos los atributos</text:span></text:p>
      <text:list text:style-name="L2">
        <text:list-item>
          <text:p text:style-name="P11">Claves primarias : <text:span text:style-name="T4">COD_SUCURSAL</text:span></text:p>
        </text:list-item>
        <text:list-item>
          <text:p text:style-name="P11">Claves alternativas : </text:p>
        </text:list-item>
      </text:list>
      <text:h text:style-name="Heading_20_2" text:outline-level="2"><text:bookmark-start text:name="__RefHeading___Toc124_4159016690"/><text:span text:style-name="T2">2.2 </text:span>Identificación atributos primos y no primos<text:bookmark-end text:name="__RefHeading___Toc124_4159016690"/></text:h>
      <text:p text:style-name="P12">Los atributos primos son los atributos que son alguna clave pero los no primos son los que pertenecen a una clave pero no lo son . </text:p>
      <text:p text:style-name="P13">SUCURSAL (<text:span text:style-name="T5">COD_SUCURSAL</text:span>, COD_EMPLEADO, NIF_EMPLEADO, PUESTO)</text:p>
      <text:h text:style-name="Heading_20_2" text:outline-level="2"><text:bookmark-start text:name="__RefHeading___Toc126_4159016690"/><text:span text:style-name="T2">3.1 </text:span>Proceso de normalización 1FN<text:bookmark-end text:name="__RefHeading___Toc126_4159016690"/></text:h>
      <text:p text:style-name="P8">Sí , atómicos</text:p>
      <text:h text:style-name="Heading_20_2" text:outline-level="2"><text:bookmark-start text:name="__RefHeading___Toc128_4159016690"/>3.2 Proceso de normalización 2FN<text:bookmark-end text:name="__RefHeading___Toc128_4159016690"/></text:h>
      <text:p text:style-name="P14">Dependencias parciales / <text:span text:style-name="T6">Justificación: </text:span></text:p>
      <text:p text:style-name="P15"><text:span text:style-name="T1">COD_SUCURSAL = COD_EMPLEADO, </text:span><text:span text:style-name="T7">NIF_EMPLEADO, PUESTO</text:span></text:p>
      <text:p text:style-name="P16"><text:span text:style-name="T8">SÍ , TODOS DEPENDEN DE LA MISMA CLAVE</text:span></text:p>
      <text:h text:style-name="Heading_20_2" text:outline-level="2"><text:bookmark-start text:name="__RefHeading___Toc130_4159016690"/><text:soft-page-break/>3.3 Proceso de normalización 3FN<text:bookmark-end text:name="__RefHeading___Toc130_4159016690"/></text:h>
      <text:p text:style-name="P16">COD_EMPLEADO = NIF_EMPLEADO, PUESTO</text:p>
      <text:p text:style-name="P16">COD_SUCURSAL = <text:span text:style-name="T9">0</text:span></text:p>
      <text:p text:style-name="P16"/>
      <text:p text:style-name="P17">RESULTADO:</text:p>
      <text:p text:style-name="P17">SUCURSAL(<text:span text:style-name="T5">cod_sucursal</text:span>)</text:p>
      <text:p text:style-name="P17">EMPLEADO(<text:span text:style-name="T5">cod_empleado</text:span> , <text:span text:style-name="T10">nif_empleado</text:span> , puesto, cod_sucursal)</text:p>
      <text:h text:style-name="Heading_20_2" text:outline-level="2"><text:span text:style-name="T11"><text:s/></text:span><text:span text:style-name="T12"><text:s/></text:span><text:span text:style-name="T13">3.4 Proceso de normalización </text:span>FNBC</text:h>
      <text:p text:style-name="P18">cod_empleado ↔ nif_empleado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xplicación" style:family="paragraph" style:parent-style-name="Text_20_body">
      <loext:graphic-properties draw:fill="solid" draw:fill-color="#dddddd"/>
      <style:paragraph-properties fo:background-color="#dddddd" fo:padding="0.199cm" fo:border="0.51pt solid #000000"/>
      <style:text-properties fo:color="#ff0000" loext:opacity="100%" fo:font-size="8pt" fo:font-weight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rror" style:family="paragraph" style:parent-style-name="Standard" style:next-style-name="Text_20_body">
      <style:paragraph-properties fo:padding="0.199cm" fo:border="0.51pt solid #000000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15:23:47.987000000</meta:creation-date>
    <dc:date>2025-01-16T23:24:44.081000000</dc:date>
    <meta:editing-duration>PT3H7M7S</meta:editing-duration>
    <meta:editing-cycles>29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30" meta:word-count="193" meta:character-count="1296" meta:non-whitespace-character-count="1128"/>
  </office:meta>
</office:document-meta>
</file>